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rsid="0019a9d0" officeooo:paragraph-rsid="0019a9d0" style:language-asian="zxx" style:country-asian="none" style:language-complex="zxx" style:country-complex="none"/>
    </style:style>
    <style:style style:name="P3" style:family="paragraph" style:parent-style-name="Standard">
      <style:text-properties fo:language="zxx" fo:country="none" officeooo:rsid="001c310d" officeooo:paragraph-rsid="001c310d" style:language-asian="zxx" style:country-asian="none" style:language-complex="zxx" style:country-complex="none"/>
    </style:style>
    <style:style style:name="P4" style:family="paragraph" style:parent-style-name="Standard">
      <style:text-properties fo:language="zxx" fo:country="none" officeooo:rsid="001d93a4" officeooo:paragraph-rsid="001d93a4" style:language-asian="zxx" style:country-asian="none" style:language-complex="zxx" style:country-complex="none"/>
    </style:style>
    <style:style style:name="P5" style:family="paragraph" style:parent-style-name="Standard">
      <style:text-properties fo:language="zxx" fo:country="none" style:text-underline-style="solid" style:text-underline-width="auto" style:text-underline-color="font-color" fo:font-weight="bold" officeooo:rsid="001c310d" officeooo:paragraph-rsid="001c310d" style:language-asian="zxx" style:country-asian="none" style:font-weight-asian="bold" style:language-complex="zxx" style:country-complex="none" style:font-weight-complex="bold"/>
    </style:style>
    <style:style style:name="P6" style:family="paragraph" style:parent-style-name="Standard">
      <style:text-properties fo:color="#333333" loext:opacity="100%" fo:language="zxx" fo:country="none" officeooo:rsid="001d93a4" officeooo:paragraph-rsid="001d93a4" style:language-asian="zxx" style:country-asian="none" style:language-complex="zxx" style:country-complex="none"/>
    </style:style>
    <style:style style:name="P7" style:family="paragraph" style:parent-style-name="Standard">
      <style:text-properties officeooo:rsid="0019c7f1" officeooo:paragraph-rsid="001e66ce"/>
    </style:style>
    <style:style style:name="P8" style:family="paragraph" style:parent-style-name="Standard">
      <style:text-properties style:text-underline-style="none" fo:font-weight="normal" officeooo:rsid="0019c7f1" officeooo:paragraph-rsid="001e66ce" style:font-weight-asian="normal" style:font-weight-complex="normal"/>
    </style:style>
    <style:style style:name="P9" style:family="paragraph" style:parent-style-name="Standard">
      <style:text-properties style:text-underline-style="none" fo:font-weight="normal" officeooo:rsid="001e70c3" officeooo:paragraph-rsid="001e70c3" style:font-weight-asian="normal" style:font-weight-complex="normal"/>
    </style:style>
    <style:style style:name="P10" style:family="paragraph" style:parent-style-name="Standard">
      <style:text-properties fo:color="#000000" loext:opacity="100%" fo:language="zxx" fo:country="none" style:text-underline-style="none" fo:font-weight="normal" officeooo:rsid="001df02e" officeooo:paragraph-rsid="001f51e4" style:language-asian="zxx" style:country-asian="none" style:font-weight-asian="normal" style:language-complex="zxx" style:country-complex="none" style:font-weight-complex="normal"/>
    </style:style>
    <style:style style:name="P11" style:family="paragraph" style:parent-style-name="Standard" style:list-style-name="L1">
      <style:text-properties fo:color="#000000" loext:opacity="100%" fo:language="zxx" fo:country="none" style:text-underline-style="none" fo:font-weight="normal" officeooo:rsid="001df02e" officeooo:paragraph-rsid="001f51e4" style:language-asian="zxx" style:country-asian="none" style:font-weight-asian="normal" style:language-complex="zxx" style:country-complex="none" style:font-weight-complex="normal"/>
    </style:style>
    <style:style style:name="P12" style:family="paragraph" style:parent-style-name="Standard">
      <style:text-properties fo:color="#000000" loext:opacity="100%" fo:language="zxx" fo:country="none" style:text-underline-style="none" fo:font-weight="normal" officeooo:rsid="001d7956" officeooo:paragraph-rsid="001f51e4" style:language-asian="zxx" style:country-asian="none" style:font-weight-asian="normal" style:language-complex="zxx" style:country-complex="none" style:font-weight-complex="normal"/>
    </style:style>
    <style:style style:name="P13" style:family="paragraph" style:parent-style-name="Standard">
      <style:text-properties fo:color="#000000" loext:opacity="100%" style:text-underline-style="none" fo:font-weight="normal" officeooo:rsid="001df02e" officeooo:paragraph-rsid="001f51e4" style:font-weight-asian="normal" style:font-weight-complex="normal"/>
    </style:style>
    <style:style style:name="P14" style:family="paragraph" style:parent-style-name="Standard">
      <style:text-properties officeooo:rsid="001b8cae" officeooo:paragraph-rsid="001f51e4"/>
    </style:style>
    <style:style style:name="P15" style:family="paragraph" style:parent-style-name="Standard">
      <style:text-properties style:text-underline-style="none" fo:font-weight="normal" officeooo:rsid="001f51e4" officeooo:paragraph-rsid="001f51e4" style:font-weight-asian="normal" style:font-weight-complex="normal"/>
    </style:style>
    <style:style style:name="P16" style:family="paragraph" style:parent-style-name="Standard">
      <style:text-properties fo:font-size="16pt" style:text-underline-style="solid" style:text-underline-width="auto" style:text-underline-color="font-color" fo:font-weight="normal" officeooo:rsid="001f51e4" officeooo:paragraph-rsid="001f51e4" style:font-size-asian="16pt" style:font-weight-asian="normal" style:font-size-complex="16pt" style:font-weight-complex="normal"/>
    </style:style>
    <style:style style:name="P17" style:family="paragraph" style:parent-style-name="Standard">
      <style:text-properties fo:font-size="16pt" fo:language="zxx" fo:country="none" style:text-underline-style="solid" style:text-underline-width="auto" style:text-underline-color="font-color" officeooo:rsid="001e66ce" officeooo:paragraph-rsid="001e66ce" style:font-size-asian="16pt" style:language-asian="zxx" style:country-asian="none" style:font-size-complex="16pt" style:language-complex="zxx" style:country-complex="none"/>
    </style:style>
    <style:style style:name="P18" style:family="paragraph">
      <loext:graphic-properties draw:fill="none" draw:fill-color="#ffffff"/>
    </style:style>
    <style:style style:name="P19" style:family="paragraph">
      <loext:graphic-properties draw:fill="none"/>
      <style:paragraph-properties fo:text-align="center"/>
    </style:style>
    <style:style style:name="P20" style:family="paragraph">
      <loext:graphic-properties draw:fill="non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22"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23" style:family="paragraph">
      <loext:graphic-properties draw:fill="none" draw:fill-color="#000000"/>
      <style:paragraph-properties fo:text-align="center"/>
    </style:style>
    <style:style style:name="P24" style:family="paragraph">
      <loext:graphic-properties draw:fill="none" draw:fill-color="#000000"/>
    </style:style>
    <style:style style:name="P25" style:family="paragraph">
      <style:paragraph-properties fo:text-align="center"/>
    </style:style>
    <style:style style:name="P26" style:family="paragraph">
      <loext:graphic-properties draw:fill="none" draw:fill-color="#ffffff"/>
      <style:paragraph-properties style:writing-mode="lr-tb"/>
    </style:style>
    <style:style style:name="P27" style:family="paragraph">
      <loext:graphic-properties draw:fill="none" draw:fill-color="#ffffff"/>
      <style:paragraph-properties fo:text-align="center" style:writing-mode="lr-tb"/>
    </style:style>
    <style:style style:name="P28" style:family="paragraph">
      <style:paragraph-properties fo:text-align="start"/>
    </style:style>
    <style:style style:name="P29" style:family="paragraph">
      <loext:graphic-properties draw:fill="none" draw:fill-color="#ffffff"/>
      <style:paragraph-properties fo:text-align="start" style:writing-mode="lr-tb"/>
    </style:style>
    <style:style style:name="P30" style:family="paragraph">
      <style:paragraph-properties fo:text-align="center"/>
      <style:text-properties fo:font-size="12pt"/>
    </style:style>
    <style:style style:name="T1" style:family="text">
      <style:text-properties officeooo:rsid="0019a9d0"/>
    </style:style>
    <style:style style:name="T2" style:family="text">
      <style:text-properties officeooo:rsid="001a1255"/>
    </style:style>
    <style:style style:name="T3" style:family="text">
      <style:text-properties officeooo:rsid="001b88f3"/>
    </style:style>
    <style:style style:name="T4" style:family="text">
      <style:text-properties officeooo:rsid="001c49e7"/>
    </style:style>
    <style:style style:name="T5" style:family="text">
      <style:text-properties officeooo:rsid="001cb830"/>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loext:opacity="100%" style:text-underline-style="solid" style:text-underline-width="auto" style:text-underline-color="font-color" fo:font-weight="bold" style:font-weight-asian="bold" style:font-weight-complex="bold"/>
    </style:style>
    <style:style style:name="T9" style:family="text">
      <style:text-properties fo:color="#ff0000" loext:opacity="100%" style:text-underline-style="none" fo:font-weight="normal" style:font-weight-asian="normal" style:font-weight-complex="normal"/>
    </style:style>
    <style:style style:name="T10" style:family="text">
      <style:text-properties fo:color="#000000" loext:opacity="100%" fo:language="zxx" fo:country="none" style:text-underline-style="none" fo:font-weight="normal" style:language-asian="zxx" style:country-asian="none" style:font-weight-asian="normal" style:language-complex="zxx" style:country-complex="none" style:font-weight-complex="normal"/>
    </style:style>
    <style:style style:name="T11" style:family="text">
      <style:text-properties fo:color="#000000" loext:opacity="100%" fo:language="zxx" fo:country="none" style:text-underline-style="none" fo:font-weight="normal" officeooo:rsid="001d7956" style:language-asian="zxx" style:country-asian="none" style:font-weight-asian="normal" style:language-complex="zxx" style:country-complex="none" style:font-weight-complex="normal"/>
    </style:style>
    <style:style style:name="T12" style:family="text">
      <style:text-properties fo:color="#000000" loext:opacity="100%" fo:language="zxx" fo:country="none" style:text-underline-style="none" fo:font-weight="normal" officeooo:rsid="001df02e" style:language-asian="zxx" style:country-asian="none" style:font-weight-asian="normal" style:language-complex="zxx" style:country-complex="none" style:font-weight-complex="normal"/>
    </style:style>
    <style:style style:name="T13" style:family="text">
      <style:text-properties style:text-underline-style="solid" style:text-underline-width="auto" style:text-underline-color="font-color"/>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c9211e"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51cm" svg:stroke-color="#000000" draw:fill="none" draw:fill-color="#ffffff" fo:min-height="1.49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width="0.051cm" svg:stroke-color="#000000" draw:fill="none" draw:fill-color="#ffffff" fo:min-height="1.15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width="0.051cm" svg:stroke-color="#000000" draw:fill="none" draw:fill-color="#ffffff" fo:min-height="1.63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width="0.051cm" svg:stroke-color="#000000" draw:fill="none" draw:fill-color="#ffffff" fo:min-height="1.588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width="0.051cm" svg:stroke-color="#00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51cm" svg:stroke-color="#000000" draw:marker-end="Arrow" draw:marker-end-width="0.176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51cm" svg:stroke-color="#000000" draw:fill="none" draw:textarea-horizontal-align="justify" draw:textarea-vertical-align="middle" draw:auto-grow-height="false" fo:min-height="1.755cm" fo:min-width="1.995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51cm" svg:stroke-color="#000000" draw:fill="none" draw:textarea-horizontal-align="justify" draw:textarea-vertical-align="middle" draw:auto-grow-height="false" fo:min-height="1.85cm" fo:min-width="1.538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51cm" svg:stroke-color="#000000" draw:fill="none" draw:textarea-horizontal-align="justify" draw:textarea-vertical-align="middle" draw:auto-grow-height="false" fo:min-height="1.515cm" fo:min-width="1.635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51cm" svg:stroke-color="#000000" draw:fill="none" draw:textarea-horizontal-align="justify" draw:textarea-vertical-align="middle" draw:auto-grow-height="false" fo:min-height="1.73cm" fo:min-width="1.827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51cm" svg:stroke-color="#000000" draw:fill="none" draw:textarea-horizontal-align="justify" draw:textarea-vertical-align="middle" draw:auto-grow-height="false" fo:min-height="2.379cm" fo:min-width="1.418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51cm" svg:stroke-color="#000000" draw:fill="none" draw:textarea-horizontal-align="justify" draw:textarea-vertical-align="middle" draw:auto-grow-height="false" fo:min-height="1.995cm" fo:min-width="1.61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51cm" svg:stroke-color="#000000" draw:fill="none" draw:textarea-horizontal-align="justify" draw:textarea-vertical-align="middle" draw:auto-grow-height="false" fo:min-height="2.117cm" fo:min-width="1.563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51cm" svg:stroke-color="#000000" draw:fill="none" draw:textarea-horizontal-align="justify" draw:textarea-vertical-align="middle" draw:auto-grow-height="false" fo:min-height="2.018cm" fo:min-width="2.164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51cm" svg:stroke-color="#000000" draw:fill="none" draw:textarea-horizontal-align="justify" draw:textarea-vertical-align="middle" draw:auto-grow-height="false" fo:min-height="1.466cm" fo:min-width="2.09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1.755cm"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svg:stroke-color="#000000" draw:marker-end="Arrow" draw:marker-end-width="0.176cm"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51cm" svg:stroke-color="#000000" draw:marker-start-width="0.429cm" draw:marker-end-width="0.429cm" draw:fill="none" draw:fill-color="#000000" draw:textarea-horizontal-align="justify" draw:textarea-vertical-align="middle" draw:auto-grow-height="false" fo:min-height="0.363cm" fo:min-width="4.35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2.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51cm" svg:stroke-color="#000000" draw:marker-start-width="0.429cm" draw:marker-end-width="0.429cm" draw:fill="none" draw:fill-color="#000000" draw:textarea-horizontal-align="justify" draw:textarea-vertical-align="middle" draw:auto-grow-height="false" fo:min-height="0.908cm" fo:min-width="4.35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51cm" svg:stroke-color="#000000" draw:marker-start-width="0.429cm" draw:marker-end-width="0.429cm" draw:fill="none" draw:fill-color="#000000" draw:textarea-horizontal-align="justify" draw:textarea-vertical-align="middle" draw:auto-grow-height="false" fo:min-height="0.855cm" fo:min-width="4.35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51cm" svg:stroke-color="#000000" draw:marker-start-width="0.429cm" draw:marker-end-width="0.429cm" draw:fill="none" draw:fill-color="#000000" draw:textarea-horizontal-align="justify" draw:textarea-vertical-align="middle" draw:auto-grow-height="false" fo:min-height="1.371cm" fo:min-width="4.35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51cm" svg:stroke-color="#000000" draw:marker-start-width="0.429cm" draw:marker-end-width="0.429cm" draw:fill="none" draw:fill-color="#000000" draw:textarea-horizontal-align="justify" draw:textarea-vertical-align="middle" draw:auto-grow-height="false" fo:min-height="2.477cm" fo:min-width="4.85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051cm" svg:stroke-color="#1c1c1c" draw:marker-start-width="0.429cm" draw:marker-end-width="0.429cm" draw:fill="none" draw:fill-color="#000000" draw:textarea-horizontal-align="justify" draw:textarea-vertical-align="middle" draw:auto-grow-height="false" fo:min-height="0.984cm" fo:min-width="4.85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3.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051cm" svg:stroke-color="#000000" draw:fill="none" draw:fill-color="#ffffff" fo:min-height="4.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51cm" svg:stroke-color="#00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width="0.051cm"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width="0.051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width="0.051cm"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width="0.051cm" svg:stroke-color="#000000" draw:fill="none" draw:textarea-horizontal-align="justify" draw:textarea-vertical-align="middle" draw:auto-grow-height="false" fo:min-height="0.459cm" fo:min-width="4.32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width="0.051cm" svg:stroke-color="#000000" draw:fill="none" draw:textarea-horizontal-align="justify" draw:textarea-vertical-align="middle" draw:auto-grow-height="false" fo:min-height="0.501cm" fo:min-width="4.32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width="0.051cm" svg:stroke-color="#000000" draw:marker-start-width="0.429cm" draw:marker-end-width="0.429cm" draw:fill="none" draw:textarea-horizontal-align="justify" draw:textarea-vertical-align="middle" draw:auto-grow-height="false" fo:min-height="1.342cm" fo:min-width="4.37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vg:stroke-width="0.051cm" svg:stroke-color="#000000" draw:marker-end="Arrow" draw:marker-end-width="0.176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svg:stroke-width="0.051cm" svg:stroke-color="#000000" draw:fill="none" draw:textarea-horizontal-align="justify" draw:textarea-vertical-align="middle" draw:auto-grow-height="false" fo:min-height="0.439cm" fo:min-width="1.86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svg:stroke-width="0.051cm" svg:stroke-color="#000000" draw:fill="none" draw:textarea-horizontal-align="justify" draw:textarea-vertical-align="middle" draw:auto-grow-height="false" fo:min-height="0.369cm" fo:min-width="3.4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svg:stroke-width="0.051cm" svg:stroke-color="#000000" draw:fill="none" draw:textarea-horizontal-align="justify" draw:textarea-vertical-align="middle" draw:auto-grow-height="false" fo:min-height="0.439cm" fo:min-width="0.8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svg:stroke-width="0.051cm" svg:stroke-color="#000000" draw:fill="none" draw:textarea-horizontal-align="justify" draw:textarea-vertical-align="middle" draw:auto-grow-height="false" fo:min-height="0.377cm" fo:min-width="1.6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svg:stroke-width="0.051cm" svg:stroke-color="#000000" draw:fill="none" draw:textarea-horizontal-align="justify" draw:textarea-vertical-align="middle" draw:auto-grow-height="false" fo:min-height="0.356cm" fo:min-width="2.29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none" svg:stroke-width="0.051cm"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width="0.051cm"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width="0.051cm"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width="0.051cm"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width="0.051cm" svg:stroke-color="#000000" draw:fill="none" draw:fill-color="#ffffff" fo:min-height="3.1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graphic-properties draw:stroke="none" svg:stroke-color="#000000" draw:fill="none" draw:fill-color="#ffffff" fo:min-height="2.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0.6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svg:stroke-width="0.051cm" svg:stroke-color="#000000" draw:marker-start-width="0.429cm" draw:marker-end-width="0.429cm" draw:fill="none" draw:textarea-horizontal-align="justify" draw:textarea-vertical-align="middle" draw:auto-grow-height="false" fo:min-height="0.529cm" fo:min-width="5.00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svg:stroke-width="0.051cm" svg:stroke-color="#000000" draw:marker-start-width="0.429cm" draw:marker-end-width="0.429cm" draw:fill="none" draw:textarea-horizontal-align="justify" draw:textarea-vertical-align="middle" draw:auto-grow-height="false" fo:min-height="0.937cm" fo:min-width="5.00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vg:stroke-width="0.101cm" svg:stroke-color="#b9ddfb"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svg:stroke-width="0cm"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As excepcións sinalan erros ás situacións p</text:span><text:span text:style-name="T4">o</text:span><text:span text:style-name="T1">uco habituais na execución dun programa. Por exemplo:</text:span></text:p>
      <text:p text:style-name="P1"><text:tab/><text:span text:style-name="T1">int numero1, <text:s/>numero2;</text:span></text:p>
      <text:p text:style-name="P1"><text:tab/><text:span text:style-name="T1">int resultado = numero1/numero2;</text:span></text:p>
      <text:p text:style-name="P1"/>
      <text:p text:style-name="P1"><draw:frame text:anchor-type="paragraph" draw:z-index="3" draw:name="Marco de texto 1" draw:style-name="gr53" draw:text-style-name="P26" svg:width="5.028cm" svg:height="1.463cm" svg:x="4.399cm" svg:y="0.175cm"><draw:text-box><text:p>6/0 = infinito</text:p><text:p><text:tab/>arithmetic exception</text:p></draw:text-box></draw:frame><text:tab/><text:span text:style-name="T1">numero1 = 6;</text:span></text:p>
      <text:p text:style-name="P1"><text:tab/><text:span text:style-name="T1">numero2 = 0;</text:span></text:p>
      <text:p text:style-name="P1"><draw:path text:anchor-type="paragraph" draw:z-index="4" draw:name="Curva de Bézier 1" draw:style-name="gr52" draw:text-style-name="P25" svg:width="7.121cm" svg:height="1.692cm" draw:transform="rotate (-0.41242130224626) translate (1.51654698665879cm -1.17203175585126cm)" svg:viewBox="0 0 7122 1693" svg:d="M0 1693c297-8 598-73 867-200 244-115 506-103 765-181 238-71 502-53 738-143 305-118 622-246 951-260 319-15 575-170 893-193 237-18 462-133 694-192 251-64 497-175 757-198 254-23 470-162 722-181 241-19 479-83 717-137l18-8"><text:p/></draw:path><draw:path text:anchor-type="paragraph" draw:z-index="2" draw:name="Curva de Bézier 2" draw:style-name="gr52" draw:text-style-name="P30" svg:width="9.915cm" svg:height="1.43cm" draw:transform="rotate (-3.14159265358979) translate (11.1404334956967cm 1.66419475377916cm)" svg:viewBox="0 0 9916 1431" svg:d="M0 1425c266 38 517-120 776-83 254 36 458-57 697-104 325-65 633-160 960-189 356-33 670-180 1023-169 453 15 896-220 1350-104 410 105 738-119 1123-127 278-6 552-73 818-145 272-75 544-93 817-106 278-14 544-65 819-105 248-36 490-83 735-104 260-22 499-144 756-189h42"><text:p/></draw:path></text:p>
      <text:p text:style-name="P1"><text:tab/><text:span text:style-name="T1">if (numero2==0){system.out.println("no dividir entre </text:span><text:span text:style-name="T5">0</text:span><text:span text:style-name="T1">")</text:span></text:p>
      <text:p text:style-name="P2"><text:tab/>else{ numero1/numero2 }</text:p>
      <text:p text:style-name="P2"/>
      <text:p text:style-name="P2"><text:tab/><text:span text:style-name="T2">Utilizando as excepcións escribimos </text:span><text:span text:style-name="T3">o programa sen ter en conta as situacións excepcionais, e despois, escribimos o código que se executaría se se produce a excepción.</text:span></text:p>
      <text:p text:style-name="P2"/>
      <text:p text:style-name="P3"><draw:custom-shape text:anchor-type="paragraph" draw:z-index="5" draw:name="Forma 1" draw:style-name="gr51" draw:text-style-name="P20" svg:width="5.008cm" svg:height="0.937cm" svg:x="1.173cm" svg:y="0.025cm"><text:p/><draw:enhanced-geometry svg:viewBox="0 0 21600 21600" draw:type="rectangle" draw:enhanced-path="M 0 0 L 21600 0 21600 21600 0 21600 0 0 Z N"/></draw:custom-shape><draw:frame text:anchor-type="paragraph" draw:z-index="7" draw:name="Marco de texto 2" draw:style-name="gr49" draw:text-style-name="P26" svg:width="3.216cm" svg:height="0.976cm" svg:x="-2.043cm" svg:y="0.108cm"><draw:text-box><text:p>(<text:span text:style-name="T15">bloque intento)</text:span>try </text:p><text:p/></draw:text-box></draw:frame><draw:frame text:anchor-type="paragraph" draw:z-index="9" draw:name="Marco de texto 4" draw:style-name="gr47" draw:text-style-name="P26" svg:width="10.422cm" svg:height="2.035cm" svg:x="7.564cm" svg:y="0.229cm"><draw:text-box><text:p>Se existe a excepcion</text:p><text:p/><text:p><text:tab/>Entre un bloque e outro non pode haber ningunha</text:p><text:p><text:tab/>instrución</text:p></draw:text-box></draw:frame><draw:path text:anchor-type="paragraph" draw:z-index="10" draw:name="Curva de Bézier 3" draw:style-name="gr46" draw:text-style-name="P25" svg:width="0.655cm" svg:height="0.963cm" draw:transform="rotate (-0.217642557723693) translate (6.58795118038153cm 0.222115402301733cm)" svg:viewBox="0 0 656 964" svg:d="M0 7c217-24 483 4 612 219 138 231-77 467-244 596l-176 142"><text:p/></draw:path><draw:path text:anchor-type="paragraph" draw:z-index="11" draw:name="Curva de Bézier 4" draw:style-name="gr46" draw:text-style-name="P25" svg:width="0.711cm" svg:height="1.256cm" draw:transform="rotate (-0.217642557723693) translate (6.66949705437497cm 0.117969495933655cm)" svg:viewBox="0 0 712 1257" svg:d="M0 9c211-34 477 21 577 248 81 185 181 400 111 601-83 241-371 226-543 369l-35 30"><text:p/></draw:path><text:tab/>int resultado = num1/num2;</text:p>
      <text:p text:style-name="P3"><draw:custom-shape text:anchor-type="paragraph" draw:z-index="6" draw:name="Forma 2" draw:style-name="gr50" draw:text-style-name="P20" svg:width="5.008cm" svg:height="0.53cm" svg:x="1.173cm" svg:y="0.474cm"><text:p/><draw:enhanced-geometry svg:viewBox="0 0 21600 21600" draw:type="rectangle" draw:enhanced-path="M 0 0 L 21600 0 21600 21600 0 21600 0 0 Z N"/></draw:custom-shape><draw:frame text:anchor-type="paragraph" draw:z-index="8" draw:name="Marco de texto 3" draw:style-name="gr48" draw:text-style-name="P26" svg:width="3.174cm" svg:height="0.632cm" svg:x="-2cm" svg:y="0.372cm"><draw:text-box><text:p><text:span text:style-name="T15">(excepcions)</text:span>catch</text:p></draw:text-box></draw:frame><text:tab/>sout (resultado);</text:p>
      <text:p text:style-name="P3"><draw:path text:anchor-type="paragraph" draw:z-index="12" draw:name="Curva de Bézier 5" draw:style-name="gr46" draw:text-style-name="P25" svg:width="0.265cm" svg:height="0.505cm" draw:transform="rotate (-2.48587245361552) translate (6.86085287567519cm 0.44677948302353cm)" svg:viewBox="0 0 266 506" svg:d="M0 450c423 234 246-334 115-450"><text:p/></draw:path><text:tab/>sout ("non dividir entre 0");</text:p>
      <text:p text:style-name="P3"/>
      <text:p text:style-name="P3"/>
      <text:p text:style-name="P3"><text:tab/>Utilizando este mecanismo, separamos a lóxica do programa e as instruccións de control de erros. Facendo a aplicación máis robusta e lexible.</text:p>
      <text:p text:style-name="P3"/>
      <text:p text:style-name="P3"><draw:frame text:anchor-type="paragraph" draw:z-index="13" draw:name="Marco de texto 5" draw:style-name="gr45" draw:text-style-name="P26" svg:width="9.159cm" svg:height="3.197cm" svg:x="7.625cm" svg:y="0.28cm"><draw:text-box><text:p>Asteristicos = se executa, pero non todo bloque</text:p><text:p>sen excepcións→ 1,2,3,4</text:p><text:p>excepcion no bloque 2 → 1,2*,3,4</text:p><text:p>Excepcion no bloque 1 → 1*</text:p></draw:text-box></draw:frame>Como funcionaria esto?</text:p>
      <text:p text:style-name="P3">//bloque 1</text:p>
      <text:p text:style-name="P3">try{</text:p>
      <text:p text:style-name="P3"><text:tab/>//bloque 2</text:p>
      <text:p text:style-name="P3">}</text:p>
      <text:p text:style-name="P3">catch(excepcion ex){</text:p>
      <text:p text:style-name="P3"><text:tab/>//bloque 3</text:p>
      <text:p text:style-name="P3">}</text:p>
      <text:p text:style-name="P3"><draw:frame text:anchor-type="paragraph" draw:z-index="18" draw:name="Marco de texto 10" draw:style-name="gr41" draw:text-style-name="P26" svg:width="2.056cm" svg:height="2.924cm" svg:x="16.944cm" svg:y="0.233cm"><draw:text-box><text:p>Excerpcion en tempo de execucion</text:p></draw:text-box></draw:frame>//bloque 4</text:p>
      <text:p text:style-name="P3"/>
      <text:p text:style-name="P3"><text:tab/>As excepcións son obxetos que nos informan da situación excepcional</text:p>
      <text:p text:style-name="P3">try{</text:p>
      <text:p text:style-name="P3"><draw:frame text:anchor-type="paragraph" draw:z-index="16" draw:name="Marco de texto 8" draw:style-name="gr43" draw:text-style-name="P26" svg:width="8.591cm" svg:height="1.463cm" svg:x="10.067cm" svg:y="0.243cm"><draw:text-box><text:p>sempre o try/catch<text:tab/><text:tab/> opcional</text:p><text:p>IO Exception<text:tab/><text:tab/><text:tab/>RuntimeException</text:p></draw:text-box></draw:frame><draw:frame text:anchor-type="paragraph" draw:z-index="17" draw:name="Marco de texto 9" draw:style-name="gr42" draw:text-style-name="P26" svg:width="1.588cm" svg:height="1.95cm" svg:x="8.133cm" svg:y="0.083cm"><draw:text-box><text:p>Erro entrada e saida</text:p></draw:text-box></draw:frame>//codigo <text:s/>que puede causar excepcion</text:p>
      <text:p text:style-name="P3"><draw:custom-shape text:anchor-type="paragraph" draw:z-index="19" draw:name="Forma 3" draw:style-name="gr40" draw:text-style-name="P20" svg:width="2.341cm" svg:height="0.406cm" svg:x="10.067cm" svg:y="0.303cm"><text:p/><draw:enhanced-geometry svg:viewBox="0 0 21600 21600" draw:type="rectangle" draw:enhanced-path="M 0 0 L 21600 0 21600 21600 0 21600 0 0 Z N"/></draw:custom-shape><draw:custom-shape text:anchor-type="paragraph" draw:z-index="22" draw:name="Forma 6" draw:style-name="gr37" draw:text-style-name="P20" svg:width="3.5cm" svg:height="0.419cm" svg:x="14.952cm" svg:y="0.303cm"><text:p/><draw:enhanced-geometry svg:viewBox="0 0 21600 21600" draw:type="rectangle" draw:enhanced-path="M 0 0 L 21600 0 21600 21600 0 21600 0 0 Z N"/></draw:custom-shape>}</text:p>
      <text:p text:style-name="P3"><draw:line text:anchor-type="paragraph" draw:z-index="26" draw:name="Línea 3" draw:style-name="gr35" draw:text-style-name="P19" svg:x1="12.448cm" svg:y1="0.548cm" svg:x2="12.143cm" svg:y2="0.222cm"><text:p/></draw:line><draw:line text:anchor-type="paragraph" draw:z-index="27" draw:name="Línea 4" draw:style-name="gr35" draw:text-style-name="P19" svg:x1="13.365cm" svg:y1="0.549cm" svg:x2="14.953cm" svg:y2="0.235cm"><text:p/></draw:line>catch <text:s/>(tipo excepcion){</text:p>
      <text:p text:style-name="P3"><draw:frame text:anchor-type="paragraph" draw:z-index="14" draw:name="Marco de texto 6" draw:style-name="gr30" draw:text-style-name="P26" svg:width="1.059cm" svg:height="0.489cm" svg:x="9.495cm" svg:y="0.083cm"><draw:text-box><text:p>Error</text:p></draw:text-box></draw:frame><draw:frame text:anchor-type="paragraph" draw:z-index="15" draw:name="Marco de texto 7" draw:style-name="gr44" draw:text-style-name="P26" svg:width="2.361cm" svg:height="0.551cm" svg:x="12.285cm" svg:y="0.062cm"><draw:text-box><text:p>Exception</text:p></draw:text-box></draw:frame><draw:custom-shape text:anchor-type="paragraph" draw:z-index="20" draw:name="Forma 4" draw:style-name="gr39" draw:text-style-name="P20" svg:width="1.731cm" svg:height="0.428cm" svg:x="12.285cm" svg:y="0.062cm"><text:p/><draw:enhanced-geometry svg:viewBox="0 0 21600 21600" draw:type="rectangle" draw:enhanced-path="M 0 0 L 21600 0 21600 21600 0 21600 0 0 Z N"/></draw:custom-shape><draw:custom-shape text:anchor-type="paragraph" draw:z-index="21" draw:name="Forma 5" draw:style-name="gr38" draw:text-style-name="P20" svg:width="0.92cm" svg:height="0.489cm" svg:x="9.495cm" svg:y="0.083cm"><text:p/><draw:enhanced-geometry svg:viewBox="0 0 21600 21600" draw:type="rectangle" draw:enhanced-path="M 0 0 L 21600 0 21600 21600 0 21600 0 0 Z N"/></draw:custom-shape><text:tab/>//tratamos a excepcionais}</text:p>
      <text:p text:style-name="P3"><draw:custom-shape text:anchor-type="paragraph" draw:z-index="23" draw:name="Forma 7" draw:style-name="gr36" draw:text-style-name="P20" svg:width="1.915cm" svg:height="0.489cm" svg:x="7.869cm" svg:y="0.45cm"><text:p/><draw:enhanced-geometry svg:viewBox="0 0 21600 21600" draw:type="rectangle" draw:enhanced-path="M 0 0 L 21600 0 21600 21600 0 21600 0 0 Z N"/></draw:custom-shape><draw:line text:anchor-type="paragraph" draw:z-index="24" draw:name="Línea 1" draw:style-name="gr35" draw:text-style-name="P19" svg:x1="9.132cm" svg:y1="0.35cm" svg:x2="9.495cm" svg:y2="0.085cm"><text:p/></draw:line><draw:line text:anchor-type="paragraph" draw:z-index="25" draw:name="Línea 2" draw:style-name="gr35" draw:text-style-name="P19" svg:x1="9.783cm" svg:y1="0.45cm" svg:x2="12.286cm" svg:y2="0.002cm"><text:p/></draw:line></text:p>
      <text:p text:style-name="P3"><text:tab/>A superclase de todalas excepcións é a Throwable . Un try (excepcion) pode levar varios catch encadenados. Cando ocorre a excepción o compilador vai buscar o catch relativo á situación excepcional, se non o encontra, rompe o programa. </text:p>
      <text:p text:style-name="P3"/>
      <text:p text:style-name="P3"><text:tab/>Cando se <text:s/>lanza unha excepción, as instrucións seguintes dentro do bloque try, non se executan, esto pode dar lugar a que deixemos ao sistema nun estado non desexado. Por exemplo, que os ficheiros queden abertos. Para resolver esto, java proporciona un bloque finally que se executa sempre, tanto se lanzase a excepción ou non.</text:p>
      <text:p text:style-name="P3"><draw:custom-shape text:anchor-type="paragraph" draw:z-index="28" draw:name="Forma 8" draw:style-name="gr34" draw:text-style-name="P20" svg:width="4.375cm" svg:height="1.343cm" svg:x="1.154cm" svg:y="0.099cm"><text:p/><draw:enhanced-geometry svg:viewBox="0 0 21600 21600" draw:type="rectangle" draw:enhanced-path="M 0 0 L 21600 0 21600 21600 0 21600 0 0 Z N"/></draw:custom-shape><draw:frame text:anchor-type="paragraph" draw:z-index="31" draw:name="Marco de texto 11" draw:style-name="gr31" draw:text-style-name="P26" svg:width="2.199cm" svg:height="0.611cm" svg:x="-0.699cm" svg:y="0.342cm"><draw:text-box><text:p>try</text:p></draw:text-box></draw:frame><draw:path text:anchor-type="paragraph" draw:z-index="34" draw:name="Curva de Bézier 6" draw:style-name="gr28" draw:text-style-name="P19" svg:width="1.159cm" svg:height="1.48cm" draw:transform="rotate (0.105417886820457) translate (5.15001639261068cm 0.271433693074736cm)" svg:viewBox="0 0 1160 1481" svg:d="M216 12c213-53 395 84 602 105 244 25 380 313 333 526-54 245-280 414-468 565-174 139-394 325-643 260l-40-4"><text:p/></draw:path><text:tab/>resultado = num1/num2</text:p>
      <text:p text:style-name="P3"><text:tab/>sout(...)</text:p>
      <text:p text:style-name="P3"><draw:line text:anchor-type="paragraph" draw:z-index="0" draw:name="Línea 5" draw:style-name="gr54" draw:text-style-name="P19" svg:x1="1.194cm" svg:y1="0.062cm" svg:x2="3.757cm" svg:y2="0.427cm"><text:p/></draw:line><draw:line text:anchor-type="paragraph" draw:z-index="1" draw:name="Línea 6" draw:style-name="gr54" draw:text-style-name="P19" svg:x1="4.022cm" svg:y1="0.062cm" svg:x2="1.194cm" svg:y2="0.427cm"><text:p/></draw:line><draw:custom-shape text:anchor-type="paragraph" draw:z-index="29" draw:name="Forma 9" draw:style-name="gr33" draw:text-style-name="P20" svg:width="4.375cm" svg:height="0.551cm" svg:x="1.154cm" svg:y="0.467cm"><text:p/><draw:enhanced-geometry svg:viewBox="0 0 21600 21600" draw:type="rectangle" draw:enhanced-path="M 0 0 L 21600 0 21600 21600 0 21600 0 0 Z N"/></draw:custom-shape><draw:frame text:anchor-type="paragraph" draw:z-index="32" draw:name="Marco de texto 12" draw:style-name="gr30" draw:text-style-name="P26" svg:width="2.32cm" svg:height="0.489cm" svg:x="-0.637cm" svg:y="0.467cm"><draw:text-box><text:p>catch</text:p></draw:text-box></draw:frame><text:tab/>ficheiro.close()</text:p>
      <text:p text:style-name="P3"><draw:polyline text:anchor-type="paragraph" draw:z-index="35" draw:name="Línea poligonal con 4 vértices 1" draw:style-name="gr28" draw:text-style-name="P19" svg:width="0.237cm" svg:height="0.282cm" draw:transform="rotate (-2.5558601566205) translate (5.43457231458885cm 0.308954755939916cm)" svg:viewBox="0 0 238 283" draw:points="0,271 238,283 146,51 108,0"><text:p/></draw:polyline><draw:path text:anchor-type="paragraph" draw:z-index="36" draw:name="Curva de Bézier 7" draw:style-name="gr28" draw:text-style-name="P19" svg:width="5.196cm" svg:height="1.297cm" draw:transform="rotate (0.114842664781227) translate (-1.03550962479064cm 0.513604922717095cm)" svg:viewBox="0 0 5197 1298" svg:d="M4060 1285c204-2 411 21 615 9 238-14 374-254 482-456 157-293-181-382-339-428-209-63-426-97-644-115-222-17-447-52-666-77-224-26-248 12-469-13-201-24-473-5-672-37-202-34-609-63-812-74-206-12-280-66-485-56-212 9-465-47-672-37-198 9-597 235-279 460 204 144 382 353 628 420 214 59 410 161 633 198 214 35 428 72 646 94 221 22 444 30 670 36 267 8 535 30 800-11 232-33 468 8 701-20 209-26 422-28 632 11l41 5"><text:p/></draw:path></text:p>
      <text:p text:style-name="P3"><draw:custom-shape text:anchor-type="paragraph" draw:z-index="30" draw:name="Forma 10" draw:style-name="gr32" draw:text-style-name="P20" svg:width="4.375cm" svg:height="0.509cm" svg:x="1.154cm" svg:y="0.044cm"><text:p/><draw:enhanced-geometry svg:viewBox="0 0 21600 21600" draw:type="rectangle" draw:enhanced-path="M 0 0 L 21600 0 21600 21600 0 21600 0 0 Z N"/></draw:custom-shape><draw:frame text:anchor-type="paragraph" draw:z-index="33" draw:name="Marco de texto 13" draw:style-name="gr29" draw:text-style-name="P26" svg:width="1.791cm" svg:height="0.509cm" svg:x="-0.637cm" svg:y="0.044cm"><draw:text-box><text:p>finally</text:p></draw:text-box></draw:frame><text:tab/>ficheiro.close()</text:p>
      <text:p text:style-name="P3"><draw:frame text:anchor-type="paragraph" draw:z-index="37" draw:name="Marco de texto 14" draw:style-name="gr27" draw:text-style-name="P26" svg:width="10.279cm" svg:height="4.825cm" svg:x="7.177cm" svg:y="0.106cm"><draw:text-box><text:p>sen excepcion → 1,2,4,5</text:p><text:p/><text:p>excepcion Arithmetic → 1,2*,3,4,5</text:p><text:p/><text:p>excepcion tipo distinto → 1,2*,4</text:p></draw:text-box></draw:frame><text:soft-page-break/>//bloque 1</text:p>
      <text:p text:style-name="P3">try{</text:p>
      <text:p text:style-name="P3"><text:tab/>bloque 2</text:p>
      <text:p text:style-name="P3">}catch(ArithmeticException ex){</text:p>
      <text:p text:style-name="P3"><text:tab/>bloque 3</text:p>
      <text:p text:style-name="P3">}</text:p>
      <text:p text:style-name="P3">finally{</text:p>
      <text:p text:style-name="P3"><text:tab/>bloque 4</text:p>
      <text:p text:style-name="P3">}</text:p>
      <text:p text:style-name="P3">//bloque 5</text:p>
      <text:p text:style-name="P3"/>
      <text:p text:style-name="P5">Propagar excepcións</text:p>
      <text:p text:style-name="P3"><text:tab/>Pode ser que non nos interese capturar a excepción no método entón, a propagamos. Propagase ata o método ca chamou. Se este non a trata, vai subir ata o main e se aquí non se captura rompese o programa.</text:p>
      <text:p text:style-name="P3"><text:tab/>Para propagar unha excepción utilizamos a palabra throw seguida do obxeto excepcional. </text:p>
      <text:p text:style-name="P3">if (denominador == 0){</text:p>
      <text:p text:style-name="P3"><text:tab/>throw new ArithmeticException("informacion do erro");</text:p>
      <text:p text:style-name="P3">}</text:p>
      <text:p text:style-name="P3">Para indicar que o metodo non ha vai tratar:</text:p>
      <text:p text:style-name="P3"><text:tab/>public void metodo throws tipoException1, tipoException2...</text:p>
      <text:p text:style-name="P4"><text:tab/>public void metodo throws ArithmeticException, IOException;</text:p>
      <text:p text:style-name="P4"/>
      <text:p text:style-name="P4"><text:tab/>As excepcións predefinidas cobren ás situacións de excepcións("erros") máis habituais relacionadas coa propia linguaxe, pero cando desenvolvemos as aplicaciónss existen situacións excepcionais relacionadas co noso programa. Nestes casos teremos que programar as excepcións que poidan ter lugar. O máis adecuado en Java é definir as excepcións como clases que herden da superclase Exception, incluíndo un constructor baleiro e outro co argumento a tratar:</text:p>
      <text:p text:style-name="P4"/>
      <text:p text:style-name="P4"><text:tab/>public class NosaExcepcion extends Exception{</text:p>
      <text:p text:style-name="P4"><text:tab/><text:tab/>public NosaExcepcion(){</text:p>
      <text:p text:style-name="P4"><text:tab/><text:tab/><text:tab/>super();</text:p>
      <text:p text:style-name="P4"><text:tab/><text:tab/>}<text:tab/></text:p>
      <text:p text:style-name="P4"><text:tab/></text:p>
      <text:p text:style-name="P6"><text:tab/>//la excepcion a tratar a continuacion</text:p>
      <text:p text:style-name="P4"><text:tab/>public NosaExcepcion(String mensaxe){</text:p>
      <text:p text:style-name="P4"><text:tab/><text:tab/>super(mensaxe);</text:p>
      <text:p text:style-name="P4"><text:tab/>}</text:p>
      <text:p text:style-name="P4"><text:tab/></text:p>
      <text:p text:style-name="P4"><text:tab/>}</text:p>
      <text:p text:style-name="P4"/>
      <text:p text:style-name="P4"/>
      <text:p text:style-name="P4"/>
      <text:p text:style-name="P4"/>
      <text:p text:style-name="P17">Metodos/clases abstractos</text:p>
      <text:p text:style-name="P7"><text:s text:c="10"/>Un método <text:span text:style-name="T6">abstracto</text:span><text:span text:style-name="T7"> é un método que se declara e non se define. Para sinalar que un método é abstracto utilizamos a palabra reservada abstract: public abstract void metodoAbstracto(-)</text:span><text:span text:style-name="T8">;</text:span></text:p>
      <text:p text:style-name="P8"/>
      <text:p text:style-name="P8"><text:tab/>Para entender para que sirve temos que volver a herdanza. Ao ter os mesmos atributos e métodos creamos unha super clase. No exemplo de a continuación é mellor poñer os métodos de forma abstracta xa que a calculación da área e o perímetro é diferente nas figuras xeométricas, deste xeito podémolo implementar na subclase </text:p>
      <text:p text:style-name="P8"><draw:frame text:anchor-type="paragraph" draw:z-index="38" draw:name="Marco de texto 15" draw:style-name="gr26" draw:text-style-name="P29" svg:width="4.908cm" svg:height="3.056cm" svg:x="5.637cm" svg:y="0.385cm"><draw:text-box><text:p text:style-name="P28">Figura xeométrica&lt;abstract&gt;</text:p><text:p>-base: float</text:p><text:p>-altura: float</text:p><text:p>+calcularArea();</text:p><text:p>+calcularPerimetro</text:p></draw:text-box></draw:frame><draw:custom-shape text:anchor-type="paragraph" draw:z-index="40" draw:name="Forma 12" draw:style-name="gr24" draw:text-style-name="P24" svg:width="4.908cm" svg:height="2.527cm" svg:x="5.637cm" svg:y="0.385cm"><text:p/><draw:enhanced-geometry svg:viewBox="0 0 21600 21600" draw:type="rectangle" draw:enhanced-path="M 0 0 L 21600 0 21600 21600 0 21600 0 0 Z N"/></draw:custom-shape><text:soft-page-break/></text:p>
      <text:p text:style-name="P8"><draw:custom-shape text:anchor-type="paragraph" draw:z-index="39" draw:name="Forma 11" draw:style-name="gr25" draw:text-style-name="P24" svg:width="4.908cm" svg:height="1.034cm" svg:x="5.637cm" svg:y="0.402cm"><text:p/><draw:enhanced-geometry svg:viewBox="0 0 21600 21600" draw:mirror-horizontal="false" draw:mirror-vertical="false" draw:type="rectangle" draw:enhanced-path="M 0 0 L 21600 0 21600 21600 0 21600 0 0 Z N"/></draw:custom-shape></text:p>
      <text:p text:style-name="P8"/>
      <text:p text:style-name="P8"/>
      <text:p text:style-name="P8"/>
      <text:p text:style-name="P8"><draw:line text:anchor-type="paragraph" draw:z-index="47" draw:name="Línea 7" draw:style-name="gr17" draw:text-style-name="P23" svg:x1="11.001cm" svg:y1="1.663cm" svg:x2="10.16cm" svg:y2="0.476cm"><text:p/></draw:line><draw:line text:anchor-type="paragraph" draw:z-index="48" draw:name="Línea 8" draw:style-name="gr17" draw:text-style-name="P23" svg:x1="5.42cm" svg:y1="1.614cm" svg:x2="6.334cm" svg:y2="0.476cm"><text:p/></draw:line></text:p>
      <text:p text:style-name="P8"/>
      <text:p text:style-name="P8"/>
      <text:p text:style-name="P7"><draw:frame text:anchor-type="paragraph" draw:z-index="41" draw:name="Marco de texto 16" draw:style-name="gr23" draw:text-style-name="P27" svg:width="4.402cm" svg:height="2.647cm" svg:x="1.476cm" svg:y="0.153cm"><draw:text-box><text:p text:style-name="P25">Triangulo</text:p><text:p>+float calcularArea(-){-}</text:p><text:p>+float calcPerimetro(){-}</text:p></draw:text-box></draw:frame><draw:custom-shape text:anchor-type="paragraph" draw:z-index="42" draw:name="Forma 13" draw:style-name="gr22" draw:text-style-name="P24" svg:width="4.402cm" svg:height="1.421cm" svg:x="1.476cm" svg:y="0.153cm"><text:p/><draw:enhanced-geometry svg:viewBox="0 0 21600 21600" draw:type="rectangle" draw:enhanced-path="M 0 0 L 21600 0 21600 21600 0 21600 0 0 Z N"/></draw:custom-shape><draw:frame text:anchor-type="paragraph" draw:z-index="45" draw:name="Marco de texto 17" draw:style-name="gr19" draw:text-style-name="P26" svg:width="4.523cm" svg:height="2.576cm" svg:x="9.991cm" svg:y="0.086cm"><draw:text-box><text:p text:style-name="P25">Rectangulo</text:p><text:p>+float calcularArea(-){-}</text:p><text:p>+float calcPerimetro(){-}</text:p></draw:text-box></draw:frame><draw:custom-shape text:anchor-type="paragraph" draw:z-index="46" draw:name="Forma 16" draw:style-name="gr18" draw:text-style-name="P24" svg:width="4.402cm" svg:height="0.414cm" svg:x="9.991cm" svg:y="0.203cm"><text:p/><draw:enhanced-geometry svg:viewBox="0 0 21600 21600" draw:type="rectangle" draw:enhanced-path="M 0 0 L 21600 0 21600 21600 0 21600 0 0 Z N"/></draw:custom-shape></text:p>
      <text:p text:style-name="P8"><draw:custom-shape text:anchor-type="paragraph" draw:z-index="43" draw:name="Forma 14" draw:style-name="gr21" draw:text-style-name="P24" svg:width="4.402cm" svg:height="0.906cm" svg:x="1.476cm" svg:y="0.182cm"><text:p/><draw:enhanced-geometry svg:viewBox="0 0 21600 21600" draw:type="rectangle" draw:enhanced-path="M 0 0 L 21600 0 21600 21600 0 21600 0 0 Z N"/></draw:custom-shape><draw:custom-shape text:anchor-type="paragraph" draw:z-index="44" draw:name="Forma 15" draw:style-name="gr20" draw:text-style-name="P24" svg:width="4.402cm" svg:height="0.959cm" svg:x="9.991cm" svg:y="0.129cm"><text:p/><draw:enhanced-geometry svg:viewBox="0 0 21600 21600" draw:type="rectangle" draw:enhanced-path="M 0 0 L 21600 0 21600 21600 0 21600 0 0 Z N"/></draw:custom-shape></text:p>
      <text:p text:style-name="P8"/>
      <text:p text:style-name="P8"/>
      <text:p text:style-name="P8"><text:tab/>Unha clase abstracta é a que ten polo menos un método abstracto. Dunha clase abstracta non se poden instanciar obxectos e utilízanse para crear as superclases nunha herdanza. Os métodos abstractos deben ser implementados nas subclases e se non son implementadas nestas, tamén seras abstractas.</text:p>
      <text:p text:style-name="P8"/>
      <text:p text:style-name="P9">Non poderiamos chamar aos metodos de figura xeometrica co obxecto de figuras xeometricas, pero si dende unha subclase. Deste xeito ao chamar aos métodos na main, podemos chamalo de dúas formas:</text:p>
      <text:p text:style-name="P9"><text:tab/>FigurasXeometricas obx = new Rectangulo(); <text:s text:c="2"/>-&gt; se facemos novos metodos en rectangulo <text:tab/><text:tab/><text:tab/><text:tab/><text:tab/><text:tab/><text:tab/><text:tab/>non os poderemos utilizar </text:p>
      <text:p text:style-name="P9"><text:tab/>Rectangulo obx = new Rectangulo();</text:p>
      <text:p text:style-name="P9"/>
      <text:p text:style-name="P16">Interfaces</text:p>
      <text:p text:style-name="P15"/>
      <text:p text:style-name="P14"><text:span text:style-name="T9"><text:tab/></text:span><text:span text:style-name="T10">Unha interfaz é como un protocolo, como unha declaración pública de que vai poder facer unha clase. En principio as interfaces estaban formadas por constantes (+ static final ...) e por métodos abstractos (non ten por que ter as dúas cousas). En cambio con Java 8 engadíronse os métodos default</text:span><text:span text:style-name="T11"> se ao cabo do tempo querese engadir outro métod</text:span><text:span text:style-name="T12">o</text:span><text:span text:style-name="T11"> as todalas clases, usase o método default.</text:span><text:span text:style-name="T12"> En Java 9 engadíronse os metodos privates</text:span></text:p>
      <text:p text:style-name="P12"><text:tab/>int valor = ... --&gt; public static final int valor = ...</text:p>
      <text:p text:style-name="P10"><text:tab/>metodo(); <text:s/>--&gt; <text:s text:c="2"/>public abstract metodo();</text:p>
      <text:p text:style-name="P10"><text:tab/>default --&gt; public default retorno metodo(...){...}</text:p>
      <text:p text:style-name="P10"><text:tab/>Metodo static <text:s/>--&gt; <text:s/>public static rretorno metodo(...){...}</text:p>
      <text:p text:style-name="P10"><text:tab/>pa chamar os metodos--&gt;nomeInterfaz.metodo();</text:p>
      <text:p text:style-name="P10"><text:tab/>metodos private --&gt; <text:s/>private retorno metodo(...){...}</text:p>
      <text:p text:style-name="P10">No diagrama, úsanse lineas discontinuas para "instanciar" unha clase cunha interfaz</text:p>
      <text:p text:style-name="P13"><draw:frame text:anchor-type="paragraph" draw:z-index="49" draw:name="Marco de texto 18" draw:style-name="gr16" draw:text-style-name="P22" svg:width="2.02cm" svg:height="1.756cm" svg:x="5.205cm" svg:y="0.485cm"><draw:text-box><text:p text:style-name="P21"><text:span text:style-name="T14">IFiguras </text:span></text:p><text:p text:style-name="P21"><text:span text:style-name="T14">metodo1(); </text:span></text:p><text:p text:style-name="P21"><text:span text:style-name="T14">metodo2();</text:span></text:p></draw:text-box></draw:frame><draw:custom-shape text:anchor-type="paragraph" draw:z-index="50" draw:name="Forma 17" draw:style-name="gr15" draw:text-style-name="P20" svg:width="2.14cm" svg:height="1.516cm" svg:x="5.085cm" svg:y="0.485cm"><text:p/><draw:enhanced-geometry svg:viewBox="0 0 21600 21600" draw:type="rectangle" draw:enhanced-path="M 0 0 L 21600 0 21600 21600 0 21600 0 0 Z N"/></draw:custom-shape></text:p>
      <text:p text:style-name="P13"><draw:line text:anchor-type="paragraph" draw:z-index="51" draw:name="Línea 9" draw:style-name="gr5" draw:text-style-name="P19" svg:x1="5.085cm" svg:y1="0.503cm" svg:x2="7.225cm" svg:y2="0.478cm"><text:p/></draw:line></text:p>
      <text:p text:style-name="P13"/>
      <text:p text:style-name="P13"/>
      <text:p text:style-name="P13"><draw:line text:anchor-type="paragraph" draw:z-index="52" draw:name="Línea 10" draw:style-name="gr6" draw:text-style-name="P19" svg:x1="6.096cm" svg:y1="0.438cm" svg:x2="6.119cm" svg:y2="0.053cm"><text:p/></draw:line></text:p>
      <text:p text:style-name="P13"><draw:line text:anchor-type="paragraph" draw:z-index="53" draw:name="Línea 11" draw:style-name="gr5" draw:text-style-name="P19" svg:x1="6.119cm" svg:y1="0.191cm" svg:x2="6.096cm" svg:y2="0.456cm"><text:p/></draw:line><draw:line text:anchor-type="paragraph" draw:z-index="54" draw:name="Línea horizontal 1" draw:style-name="gr5" draw:text-style-name="P19" svg:x1="5.782cm" svg:y1="0.432cm" svg:x2="5.47cm" svg:y2="0.432cm"><text:p/></draw:line><draw:line text:anchor-type="paragraph" draw:z-index="55" draw:name="Línea 12" draw:style-name="gr5" draw:text-style-name="P19" svg:x1="5.06cm" svg:y1="0.48cm" svg:x2="4.556cm" svg:y2="0.455cm"><text:p/></draw:line><draw:line text:anchor-type="paragraph" draw:z-index="56" draw:name="Línea 13" draw:style-name="gr5" draw:text-style-name="P19" svg:x1="4.171cm" svg:y1="0.455cm" svg:x2="3.762cm" svg:y2="0.48cm"><text:p/></draw:line><draw:line text:anchor-type="paragraph" draw:z-index="57" draw:name="Línea horizontal 2" draw:style-name="gr5" draw:text-style-name="P19" svg:x1="3.45cm" svg:y1="0.383cm" svg:x2="2.921cm" svg:y2="0.383cm"><text:p/></draw:line><draw:line text:anchor-type="paragraph" draw:z-index="60" draw:name="Línea 15" draw:style-name="gr5" draw:text-style-name="P19" svg:x1="6.431cm" svg:y1="0.432cm" svg:x2="7.082cm" svg:y2="0.383cm"><text:p/></draw:line><draw:line text:anchor-type="paragraph" draw:z-index="61" draw:name="Línea 16" draw:style-name="gr5" draw:text-style-name="P19" svg:x1="7.611cm" svg:y1="0.48cm" svg:x2="8.428cm" svg:y2="0.455cm"><text:p/></draw:line><draw:line text:anchor-type="paragraph" draw:z-index="62" draw:name="Línea horizontal 3" draw:style-name="gr5" draw:text-style-name="P19" svg:x1="9.102cm" svg:y1="0.432cm" svg:x2="9.871cm" svg:y2="0.432cm"><text:p/></draw:line><draw:line text:anchor-type="paragraph" draw:z-index="63" draw:name="Línea 17" draw:style-name="gr5" draw:text-style-name="P19" svg:x1="10.761cm" svg:y1="0.383cm" svg:x2="11.772cm" svg:y2="0.263cm"><text:p/></draw:line></text:p>
      <text:p text:style-name="P13"><draw:line text:anchor-type="paragraph" draw:z-index="58" draw:name="Línea vertical 1" draw:style-name="gr5" draw:text-style-name="P19" svg:x1="2.921cm" svg:y1="0.065cm" svg:x2="2.921cm" svg:y2="0.474cm"><text:p/></draw:line><draw:line text:anchor-type="paragraph" draw:z-index="59" draw:name="Línea 14" draw:style-name="gr5" draw:text-style-name="P19" svg:x1="5.71cm" svg:y1="0.138cm" svg:x2="5.735cm" svg:y2="0.45cm"><text:p/></draw:line><draw:line text:anchor-type="paragraph" draw:z-index="64" draw:name="Línea 18" draw:style-name="gr5" draw:text-style-name="P19" svg:x1="9.054cm" svg:y1="0.185cm" svg:x2="9.029cm" svg:y2="0.497cm"><text:p/></draw:line><draw:line text:anchor-type="paragraph" draw:z-index="65" draw:name="Línea 19" draw:style-name="gr5" draw:text-style-name="P19" svg:x1="11.845cm" svg:y1="0.041cm" svg:x2="11.82cm" svg:y2="0.426cm"><text:p/></draw:line><draw:custom-shape text:anchor-type="paragraph" draw:z-index="66" draw:name="Forma 18" draw:style-name="gr14" draw:text-style-name="P20" svg:width="2.214cm" svg:height="2.068cm" svg:x="1.669cm" svg:y="0.474cm"><text:p/><draw:enhanced-geometry svg:viewBox="0 0 21600 21600" draw:type="rectangle" draw:enhanced-path="M 0 0 L 21600 0 21600 21600 0 21600 0 0 Z N"/></draw:custom-shape><draw:custom-shape text:anchor-type="paragraph" draw:z-index="67" draw:name="Forma 19" draw:style-name="gr13" draw:text-style-name="P20" svg:width="1.613cm" svg:height="2.167cm" svg:x="5.013cm" svg:y="0.425cm"><text:p/><draw:enhanced-geometry svg:viewBox="0 0 21600 21600" draw:type="rectangle" draw:enhanced-path="M 0 0 L 21600 0 21600 21600 0 21600 0 0 Z N"/></draw:custom-shape><draw:custom-shape text:anchor-type="paragraph" draw:z-index="69" draw:name="Forma 21" draw:style-name="gr11" draw:text-style-name="P20" svg:width="1.468cm" svg:height="2.43cm" svg:x="11.001cm" svg:y="0.45cm"><text:p/><draw:enhanced-geometry svg:viewBox="0 0 21600 21600" draw:type="rectangle" draw:enhanced-path="M 0 0 L 21600 0 21600 21600 0 21600 0 0 Z N"/></draw:custom-shape></text:p>
      <text:p text:style-name="P13"><draw:custom-shape text:anchor-type="paragraph" draw:z-index="68" draw:name="Forma 20" draw:style-name="gr12" draw:text-style-name="P20" svg:width="1.661cm" svg:height="2.045cm" svg:x="8.236cm" svg:y="0.011cm"><text:p/><draw:enhanced-geometry svg:viewBox="0 0 21600 21600" draw:type="rectangle" draw:enhanced-path="M 0 0 L 21600 0 21600 21600 0 21600 0 0 Z N"/></draw:custom-shape></text:p>
      <text:p text:style-name="P13"/>
      <text:p text:style-name="P13"/>
      <text:p text:style-name="P13"/>
      <text:p text:style-name="P13"/>
      <text:p text:style-name="P10">Para crear unha interfaz utilízase a palabra resevada interface: public <text:span text:style-name="T13">interface</text:span> nomeInterfaz{ //constantess y metodos}. E para implementala utilizarémos : <text:span text:style-name="T13">impements</text:span> nomeInterfaz: </text:p>
      <text:p text:style-name="P10"><text:soft-page-break/>public class NomeClase implements nomeInterfaces</text:p>
      <text:p text:style-name="P10"><draw:custom-shape text:anchor-type="paragraph" draw:z-index="70" draw:name="Forma 22" draw:style-name="gr10" draw:text-style-name="P20" svg:width="1.878cm" svg:height="1.781cm" svg:x="2.896cm" svg:y="0.205cm"><text:p/><draw:enhanced-geometry svg:viewBox="0 0 21600 21600" draw:type="rectangle" draw:enhanced-path="M 0 0 L 21600 0 21600 21600 0 21600 0 0 Z N"/></draw:custom-shape><draw:custom-shape text:anchor-type="paragraph" draw:z-index="71" draw:name="Forma 23" draw:style-name="gr9" draw:text-style-name="P20" svg:width="1.685cm" svg:height="1.565cm" svg:x="6.576cm" svg:y="0.205cm"><text:p/><draw:enhanced-geometry svg:viewBox="0 0 21600 21600" draw:type="rectangle" draw:enhanced-path="M 0 0 L 21600 0 21600 21600 0 21600 0 0 Z N"/></draw:custom-shape><draw:frame text:anchor-type="paragraph" draw:z-index="80" draw:name="Marco de texto 20" draw:style-name="gr3" draw:text-style-name="P18" svg:width="1.756cm" svg:height="1.636cm" svg:x="2.896cm" svg:y="0.349cm"><draw:text-box><text:p>Interfaz1</text:p></draw:text-box></draw:frame><draw:frame text:anchor-type="paragraph" draw:z-index="81" draw:name="Marco de texto 21" draw:style-name="gr2" draw:text-style-name="P18" svg:width="1.685cm" svg:height="1.156cm" svg:x="6.576cm" svg:y="0.397cm"><draw:text-box><text:p>Interfaz2</text:p></draw:text-box></draw:frame></text:p>
      <text:p text:style-name="P10"/>
      <text:p text:style-name="P10"/>
      <text:p text:style-name="P10"><draw:custom-shape text:anchor-type="paragraph" draw:z-index="73" draw:name="Forma 25" draw:style-name="gr7" draw:text-style-name="P20" svg:width="2.045cm" svg:height="1.805cm" svg:x="10.978cm" svg:y="0.164cm"><text:p/><draw:enhanced-geometry svg:viewBox="0 0 21600 21600" draw:type="rectangle" draw:enhanced-path="M 0 0 L 21600 0 21600 21600 0 21600 0 0 Z N"/></draw:custom-shape><draw:line text:anchor-type="paragraph" draw:z-index="75" draw:name="Línea 21" draw:style-name="gr6" draw:text-style-name="P19" svg:x1="4.941cm" svg:y1="0.596cm" svg:x2="4.773cm" svg:y2="0.356cm"><text:p/></draw:line><draw:line text:anchor-type="paragraph" draw:z-index="76" draw:name="Línea 22" draw:style-name="gr6" draw:text-style-name="P19" svg:x1="6.336cm" svg:y1="0.454cm" svg:x2="6.576cm" svg:y2="0.309cm"><text:p/></draw:line><draw:frame text:anchor-type="paragraph" draw:z-index="82" draw:name="Marco de texto 22" draw:style-name="gr1" draw:text-style-name="P18" svg:width="2.045cm" svg:height="1.493cm" svg:x="10.978cm" svg:y="0.284cm"><draw:text-box><text:p>Clase2</text:p></draw:text-box></draw:frame></text:p>
      <text:p text:style-name="P10"><draw:line text:anchor-type="paragraph" draw:z-index="74" draw:name="Línea 20" draw:style-name="gr6" draw:text-style-name="P19" svg:x1="6.528cm" svg:y1="1.385cm" svg:x2="10.978cm" svg:y2="0.134cm"><text:p/></draw:line><draw:line text:anchor-type="paragraph" draw:z-index="77" draw:name="Línea 23" draw:style-name="gr5" draw:text-style-name="P19" svg:x1="6.216cm" svg:y1="0.182cm" svg:x2="6.071cm" svg:y2="0.399cm"><text:p/></draw:line><draw:line text:anchor-type="paragraph" draw:z-index="78" draw:name="Línea 24" draw:style-name="gr5" draw:text-style-name="P19" svg:x1="5.085cm" svg:y1="0.231cm" svg:x2="5.23cm" svg:y2="0.471cm"><text:p/></draw:line></text:p>
      <text:p text:style-name="P10"><draw:custom-shape text:anchor-type="paragraph" draw:z-index="72" draw:name="Forma 24" draw:style-name="gr8" draw:text-style-name="P20" svg:width="1.588cm" svg:height="1.9cm" svg:x="4.941cm" svg:y="0.104cm"><text:p/><draw:enhanced-geometry svg:viewBox="0 0 21600 21600" draw:type="rectangle" draw:enhanced-path="M 0 0 L 21600 0 21600 21600 0 21600 0 0 Z N"/></draw:custom-shape><draw:frame text:anchor-type="paragraph" draw:z-index="79" draw:name="Marco de texto 19" draw:style-name="gr4" draw:text-style-name="P18" svg:width="1.588cm" svg:height="1.588cm" svg:x="4.941cm" svg:y="0.249cm"><draw:text-box><text:p>Clase 1</text:p></draw:text-box></draw:frame></text:p>
      <text:p text:style-name="P10"/>
      <text:p text:style-name="P10"/>
      <text:p text:style-name="P10"/>
      <text:p text:style-name="P10"/>
      <text:p text:style-name="P10">public Clase1 extends Clase2 implements Interfaz1, Interfaz2{} <text:s text:c="10"/>(herda é implementa).</text:p>
      <text:p text:style-name="P10">Unha interfaz pode herdar de varias interfaces:</text:p>
      <text:list text:style-name="L1">
        <text:list-item>
          <text:p text:style-name="P11">metodos interfaz son publicas, estáticas e abstractas.</text:p>
        </text:list-item>
        <text:list-item>
          <text:p text:style-name="P11">atributos son publicas statics y final <text:s text:c="11"/>(constantes)</text:p>
        </text:list-item>
      </text:list>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9T10:16:40.859982286</meta:creation-date>
    <dc:date>2023-01-21T11:43:04.428000000</dc:date>
    <meta:editing-duration>PT55M21S</meta:editing-duration>
    <meta:editing-cycles>9</meta:editing-cycles>
    <meta:generator>LibreOffice/7.4.2.3$Windows_X86_64 LibreOffice_project/382eef1f22670f7f4118c8c2dd222ec7ad009daf</meta:generator>
    <meta:document-statistic meta:table-count="0" meta:image-count="0" meta:object-count="0" meta:page-count="4" meta:paragraph-count="86" meta:word-count="788" meta:character-count="5315" meta:non-whitespace-character-count="4504"/>
  </office:meta>
</office:document-meta>
</file>